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localities-counties">
      <style:table-properties table:display="true" style:writing-mode="lr-tb"/>
    </style:style>
    <style:style style:name="ta2" style:family="table" style:master-page-name="PageStyle_5f_localities-cities">
      <style:table-properties table:display="true" style:writing-mode="lr-tb"/>
    </style:style>
    <style:style style:name="ta3" style:family="table" style:master-page-name="PageStyle_5f_districts-region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localities-counti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Spotted Fever Rickettsiosis (including RMSF) Reported Cases</text:p>
          </table:table-cell>
          <table:table-cell table:style-name="ce21" office:value-type="string">
            <text:p>Spotted Fever Rickettsiosis (including RMSF) Rate per 100,000</text:p>
          </table:table-cell>
          <table:table-cell table:style-name="ce21" office:value-type="string">
            <text:p>Staphyococcus aureus Infection (Invasive (MRSA)) Reported Cases</text:p>
          </table:table-cell>
          <table:table-cell table:style-name="ce21" office:value-type="string">
            <text:p>Staphyococcus aureus Infection (Invasive (MRSA)) Rate per 100,000</text:p>
          </table:table-cell>
          <table:table-cell table:style-name="ce21" office:value-type="string">
            <text:p>Streptococcal Disease (Group A) (Invasive or TSS) Reported Cases</text:p>
          </table:table-cell>
          <table:table-cell table:style-name="ce21" office:value-type="string">
            <text:p>Streptococcal Disease (Group A) (Invasive or TSS)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2" office:value-type="string">
            <text:p>Accomack County</text:p>
          </table:table-cell>
          <table:table-cell table:style-name="ce23" office:value-type="float" office:value="33164">
            <text:p>33,16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.1">
            <text:p>12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lbemarle Co., Charlottesville</text:p>
          </table:table-cell>
          <table:table-cell table:style-name="ce23" office:value-type="float" office:value="142445">
            <text:p>142,44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0.5">
            <text:p>10.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.6">
            <text:p>5.6</text:p>
          </table:table-cell>
        </table:table-row>
        <table:table-row table:style-name="ro2">
          <table:table-cell table:style-name="ce22" office:value-type="string">
            <text:p>Alleghany Co, Clifton Forge, Covington</text:p>
          </table:table-cell>
          <table:table-cell table:style-name="ce23" office:value-type="float" office:value="22211">
            <text:p>22,2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5">
            <text:p>4.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elia County</text:p>
          </table:table-cell>
          <table:table-cell table:style-name="ce23" office:value-type="float" office:value="12690">
            <text:p>12,69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.6">
            <text:p>23.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3.6">
            <text:p>23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mherst County</text:p>
          </table:table-cell>
          <table:table-cell table:style-name="ce23" office:value-type="float" office:value="32353">
            <text:p>32,35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0.9">
            <text:p>30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Appomattox County</text:p>
          </table:table-cell>
          <table:table-cell table:style-name="ce23" office:value-type="float" office:value="14973">
            <text:p>14,97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7">
            <text:p>6.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.4">
            <text:p>13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7">
            <text:p>6.7</text:p>
          </table:table-cell>
        </table:table-row>
        <table:table-row table:style-name="ro2">
          <table:table-cell table:style-name="ce22" office:value-type="string">
            <text:p>Arlington County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.3">
            <text:p>5.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.9">
            <text:p>3.9</text:p>
          </table:table-cell>
        </table:table-row>
        <table:table-row table:style-name="ro2">
          <table:table-cell table:style-name="ce22" office:value-type="string">
            <text:p>Augusta Co., Staunton</text:p>
          </table:table-cell>
          <table:table-cell table:style-name="ce23" office:value-type="float" office:value="97496">
            <text:p>97,49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th County</text:p>
          </table:table-cell>
          <table:table-cell table:style-name="ce23" office:value-type="float" office:value="4731">
            <text:p>4,73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1.1">
            <text:p>21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2.3">
            <text:p>42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edford County and City</text:p>
          </table:table-cell>
          <table:table-cell table:style-name="ce23" office:value-type="float" office:value="74898">
            <text:p>74,89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7.4">
            <text:p>17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land County</text:p>
          </table:table-cell>
          <table:table-cell table:style-name="ce23" office:value-type="float" office:value="6824">
            <text:p>6,82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otetourt County</text:p>
          </table:table-cell>
          <table:table-cell table:style-name="ce23" office:value-type="float" office:value="33148">
            <text:p>33,14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.1">
            <text:p>18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Brunswick County</text:p>
          </table:table-cell>
          <table:table-cell table:style-name="ce23" office:value-type="float" office:value="17434">
            <text:p>17,4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.5">
            <text:p>11.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7.2">
            <text:p>17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hanan County</text:p>
          </table:table-cell>
          <table:table-cell table:style-name="ce23" office:value-type="float" office:value="24098">
            <text:p>24,09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.6">
            <text:p>16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ckingham County</text:p>
          </table:table-cell>
          <table:table-cell table:style-name="ce23" office:value-type="float" office:value="17146">
            <text:p>17,14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3.3">
            <text:p>23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8">
            <text:p>5.8</text:p>
          </table:table-cell>
        </table:table-row>
        <table:table-row table:style-name="ro2">
          <table:table-cell table:style-name="ce22" office:value-type="string">
            <text:p>Campbell County</text:p>
          </table:table-cell>
          <table:table-cell table:style-name="ce23" office:value-type="float" office:value="54842">
            <text:p>54,8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0.9">
            <text:p>10.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.6">
            <text:p>3.6</text:p>
          </table:table-cell>
        </table:table-row>
        <table:table-row table:style-name="ro2">
          <table:table-cell table:style-name="ce22" office:value-type="string">
            <text:p>Caroline County</text:p>
          </table:table-cell>
          <table:table-cell table:style-name="ce23" office:value-type="float" office:value="28545">
            <text:p>28,54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1.5">
            <text:p>31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arroll County</text:p>
          </table:table-cell>
          <table:table-cell table:style-name="ce23" office:value-type="float" office:value="30042">
            <text:p>30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.7">
            <text:p>6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es City County</text:p>
          </table:table-cell>
          <table:table-cell table:style-name="ce23" office:value-type="float" office:value="7256">
            <text:p>7,25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7.6">
            <text:p>27.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1.3">
            <text:p>41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arlotte County</text:p>
          </table:table-cell>
          <table:table-cell table:style-name="ce23" office:value-type="float" office:value="12586">
            <text:p>12,5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1.8">
            <text:p>31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terfield County</text:p>
          </table:table-cell>
          <table:table-cell table:style-name="ce23" office:value-type="float" office:value="316236">
            <text:p>316,236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5.1">
            <text:p>5.1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7.4">
            <text:p>17.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Clarke County</text:p>
          </table:table-cell>
          <table:table-cell table:style-name="ce23" office:value-type="float" office:value="14034">
            <text:p>14,03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1">
            <text:p>7.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1.4">
            <text:p>21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raig County</text:p>
          </table:table-cell>
          <table:table-cell table:style-name="ce23" office:value-type="float" office:value="5190">
            <text:p>5,19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9.3">
            <text:p>19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lpeper County</text:p>
          </table:table-cell>
          <table:table-cell table:style-name="ce23" office:value-type="float" office:value="46689">
            <text:p>46,68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1">
            <text:p>2.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8.6">
            <text:p>38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umberland County</text:p>
          </table:table-cell>
          <table:table-cell table:style-name="ce23" office:value-type="float" office:value="10052">
            <text:p>10,05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.9">
            <text:p>9.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9.9">
            <text:p>19.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9.9">
            <text:p>9.9</text:p>
          </table:table-cell>
        </table:table-row>
        <table:table-row table:style-name="ro2">
          <table:table-cell table:style-name="ce22" office:value-type="string">
            <text:p>Dickenson County</text:p>
          </table:table-cell>
          <table:table-cell table:style-name="ce23" office:value-type="float" office:value="15903">
            <text:p>15,90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8.9">
            <text:p>18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inwiddie County</text:p>
          </table:table-cell>
          <table:table-cell table:style-name="ce23" office:value-type="float" office:value="28001">
            <text:p>28,00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.1">
            <text:p>7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Essex County</text:p>
          </table:table-cell>
          <table:table-cell table:style-name="ce23" office:value-type="float" office:value="11151">
            <text:p>11,15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airfax Co./City/Falls Church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.1">
            <text:p>8.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Fauquier County</text:p>
          </table:table-cell>
          <table:table-cell table:style-name="ce23" office:value-type="float" office:value="65203">
            <text:p>65,20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0.7">
            <text:p>10.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.2">
            <text:p>9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loyd County</text:p>
          </table:table-cell>
          <table:table-cell table:style-name="ce23" office:value-type="float" office:value="15279">
            <text:p>15,27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3.1">
            <text:p>13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luvanna County</text:p>
          </table:table-cell>
          <table:table-cell table:style-name="ce23" office:value-type="float" office:value="25691">
            <text:p>25,69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9.5">
            <text:p>19.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.6">
            <text:p>15.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7.8">
            <text:p>7.8</text:p>
          </table:table-cell>
        </table:table-row>
        <table:table-row table:style-name="ro2">
          <table:table-cell table:style-name="ce22" office:value-type="string">
            <text:p>Franklin County</text:p>
          </table:table-cell>
          <table:table-cell table:style-name="ce23" office:value-type="float" office:value="56159">
            <text:p>56,1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4.2">
            <text:p>14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8">
            <text:p>1.8</text:p>
          </table:table-cell>
        </table:table-row>
        <table:table-row table:style-name="ro2">
          <table:table-cell table:style-name="ce22" office:value-type="string">
            <text:p>Frederick Co., Winchester</text:p>
          </table:table-cell>
          <table:table-cell table:style-name="ce23" office:value-type="float" office:value="104508">
            <text:p>104,50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.8">
            <text:p>4.8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.8">
            <text:p>3.8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.7">
            <text:p>6.7</text:p>
          </table:table-cell>
        </table:table-row>
        <table:table-row table:style-name="ro2">
          <table:table-cell table:style-name="ce22" office:value-type="string">
            <text:p>Giles County</text:p>
          </table:table-cell>
          <table:table-cell table:style-name="ce23" office:value-type="float" office:value="17286">
            <text:p>17,2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.6">
            <text:p>11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loucester County</text:p>
          </table:table-cell>
          <table:table-cell table:style-name="ce23" office:value-type="float" office:value="36858">
            <text:p>36,85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7">
            <text:p>2.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.4">
            <text:p>5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7">
            <text:p>2.7</text:p>
          </table:table-cell>
        </table:table-row>
        <table:table-row table:style-name="ro2">
          <table:table-cell table:style-name="ce22" office:value-type="string">
            <text:p>Goochland County</text:p>
          </table:table-cell>
          <table:table-cell table:style-name="ce23" office:value-type="float" office:value="21717">
            <text:p>21,71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6">
            <text:p>4.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.8">
            <text:p>13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ayson County</text:p>
          </table:table-cell>
          <table:table-cell table:style-name="ce23" office:value-type="float" office:value="15533">
            <text:p>15,53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4">
            <text:p>6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2.9">
            <text:p>12.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e County</text:p>
          </table:table-cell>
          <table:table-cell table:style-name="ce23" office:value-type="float" office:value="18403">
            <text:p>18,40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4">
            <text:p>5.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.6">
            <text:p>32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eensville Co., Emporia</text:p>
          </table:table-cell>
          <table:table-cell table:style-name="ce23" office:value-type="float" office:value="18170">
            <text:p>18,17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5">
            <text:p>5.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lifax County</text:p>
          </table:table-cell>
          <table:table-cell table:style-name="ce23" office:value-type="float" office:value="36241">
            <text:p>36,24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1.4">
            <text:p>41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nover County</text:p>
          </table:table-cell>
          <table:table-cell table:style-name="ce23" office:value-type="float" office:value="99863">
            <text:p>99,86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enrico County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.2">
            <text:p>4.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0.9">
            <text:p>20.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Henry Co., Martinsville</text:p>
          </table:table-cell>
          <table:table-cell table:style-name="ce23" office:value-type="float" office:value="67972">
            <text:p>67,97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.9">
            <text:p>5.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8.5">
            <text:p>48.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Highland County</text:p>
          </table:table-cell>
          <table:table-cell table:style-name="ce23" office:value-type="float" office:value="2321">
            <text:p>2,32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3.1">
            <text:p>43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Isle of Wight County</text:p>
          </table:table-cell>
          <table:table-cell table:style-name="ce23" office:value-type="float" office:value="35270">
            <text:p>35,27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James City County</text:p>
          </table:table-cell>
          <table:table-cell table:style-name="ce23" office:value-type="float" office:value="67009">
            <text:p>67,00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.5">
            <text:p>4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and Queen County</text:p>
          </table:table-cell>
          <table:table-cell table:style-name="ce23" office:value-type="float" office:value="6945">
            <text:p>6,94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King George County</text:p>
          </table:table-cell>
          <table:table-cell table:style-name="ce23" office:value-type="float" office:value="23584">
            <text:p>23,58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.4">
            <text:p>25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2">
            <text:p>4.2</text:p>
          </table:table-cell>
        </table:table-row>
        <table:table-row table:style-name="ro2">
          <table:table-cell table:style-name="ce22" office:value-type="string">
            <text:p>King William County</text:p>
          </table:table-cell>
          <table:table-cell table:style-name="ce23" office:value-type="float" office:value="15935">
            <text:p>15,9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ancaster County</text:p>
          </table:table-cell>
          <table:table-cell table:style-name="ce23" office:value-type="float" office:value="11391">
            <text:p>11,39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ee County</text:p>
          </table:table-cell>
          <table:table-cell table:style-name="ce23" office:value-type="float" office:value="25587">
            <text:p>25,5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9.1">
            <text:p>39.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9">
            <text:p>3.9</text:p>
          </table:table-cell>
        </table:table-row>
        <table:table-row table:style-name="ro2">
          <table:table-cell table:style-name="ce22" office:value-type="string">
            <text:p>Loudoun County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.1">
            <text:p>6.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Louisa County</text:p>
          </table:table-cell>
          <table:table-cell table:style-name="ce23" office:value-type="float" office:value="33153">
            <text:p>33,1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8.1">
            <text:p>18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Lunenburg County</text:p>
          </table:table-cell>
          <table:table-cell table:style-name="ce23" office:value-type="float" office:value="12914">
            <text:p>12,9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.5">
            <text:p>15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7">
            <text:p>7.7</text:p>
          </table:table-cell>
        </table:table-row>
        <table:table-row table:style-name="ro2">
          <table:table-cell table:style-name="ce22" office:value-type="string">
            <text:p>Madison County</text:p>
          </table:table-cell>
          <table:table-cell table:style-name="ce23" office:value-type="float" office:value="13308">
            <text:p>13,3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.5">
            <text:p>7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athews County</text:p>
          </table:table-cell>
          <table:table-cell table:style-name="ce23" office:value-type="float" office:value="8978">
            <text:p>8,9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.1">
            <text:p>11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ecklenburg County</text:p>
          </table:table-cell>
          <table:table-cell table:style-name="ce23" office:value-type="float" office:value="32727">
            <text:p>32,727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.2">
            <text:p>12.2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.3">
            <text:p>15.3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.3">
            <text:p>15.3</text:p>
          </table:table-cell>
        </table:table-row>
        <table:table-row table:style-name="ro2">
          <table:table-cell table:style-name="ce22" office:value-type="string">
            <text:p>Middlesex County</text:p>
          </table:table-cell>
          <table:table-cell table:style-name="ce23" office:value-type="float" office:value="10959">
            <text:p>10,95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Montgomery County</text:p>
          </table:table-cell>
          <table:table-cell table:style-name="ce23" office:value-type="float" office:value="94392">
            <text:p>94,39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.5">
            <text:p>9.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Nelson County</text:p>
          </table:table-cell>
          <table:table-cell table:style-name="ce23" office:value-type="float" office:value="15020">
            <text:p>15,02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3.3">
            <text:p>33.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7">
            <text:p>6.7</text:p>
          </table:table-cell>
        </table:table-row>
        <table:table-row table:style-name="ro2">
          <table:table-cell table:style-name="ce22" office:value-type="string">
            <text:p>New Kent County</text:p>
          </table:table-cell>
          <table:table-cell table:style-name="ce23" office:value-type="float" office:value="18429">
            <text:p>18,42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.9">
            <text:p>10.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1.7">
            <text:p>21.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4">
            <text:p>5.4</text:p>
          </table:table-cell>
        </table:table-row>
        <table:table-row table:style-name="ro2">
          <table:table-cell table:style-name="ce22" office:value-type="string">
            <text:p>Northampton County</text:p>
          </table:table-cell>
          <table:table-cell table:style-name="ce23" office:value-type="float" office:value="12389">
            <text:p>12,38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0.4">
            <text:p>40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orthumberland County</text:p>
          </table:table-cell>
          <table:table-cell table:style-name="ce23" office:value-type="float" office:value="12330">
            <text:p>12,33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6.2">
            <text:p>16.2</text:p>
          </table:table-cell>
        </table:table-row>
        <table:table-row table:style-name="ro2">
          <table:table-cell table:style-name="ce22" office:value-type="string">
            <text:p>Nottoway County</text:p>
          </table:table-cell>
          <table:table-cell table:style-name="ce23" office:value-type="float" office:value="15853">
            <text:p>15,85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5.2">
            <text:p>25.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7.8">
            <text:p>37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range County</text:p>
          </table:table-cell>
          <table:table-cell table:style-name="ce23" office:value-type="float" office:value="33481">
            <text:p>33,48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6.9">
            <text:p>26.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Page County</text:p>
          </table:table-cell>
          <table:table-cell table:style-name="ce23" office:value-type="float" office:value="24042">
            <text:p>24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5">
            <text:p>12.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3">
            <text:p>8.3</text:p>
          </table:table-cell>
        </table:table-row>
        <table:table-row table:style-name="ro2">
          <table:table-cell table:style-name="ce22" office:value-type="string">
            <text:p>Patrick County</text:p>
          </table:table-cell>
          <table:table-cell table:style-name="ce23" office:value-type="float" office:value="18490">
            <text:p>18,49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6.2">
            <text:p>16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ittsylvania County</text:p>
          </table:table-cell>
          <table:table-cell table:style-name="ce23" office:value-type="float" office:value="63506">
            <text:p>63,50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9.4">
            <text:p>9.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.2">
            <text:p>25.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Powhatan County</text:p>
          </table:table-cell>
          <table:table-cell table:style-name="ce23" office:value-type="float" office:value="28046">
            <text:p>28,04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.8">
            <text:p>17.8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8.5">
            <text:p>28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Edward County</text:p>
          </table:table-cell>
          <table:table-cell table:style-name="ce23" office:value-type="float" office:value="23368">
            <text:p>23,3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.6">
            <text:p>8.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5.7">
            <text:p>25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ince George County</text:p>
          </table:table-cell>
          <table:table-cell table:style-name="ce23" office:value-type="float" office:value="35725">
            <text:p>35,7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r. William Co./Manassas/M. Park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.3">
            <text:p>7.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Pulaski County</text:p>
          </table:table-cell>
          <table:table-cell table:style-name="ce23" office:value-type="float" office:value="34872">
            <text:p>34,87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9">
            <text:p>2.9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1.5">
            <text:p>11.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Rappahannock County</text:p>
          </table:table-cell>
          <table:table-cell table:style-name="ce23" office:value-type="float" office:value="7373">
            <text:p>7,37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ounty</text:p>
          </table:table-cell>
          <table:table-cell table:style-name="ce23" office:value-type="float" office:value="9254">
            <text:p>9,2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oanoke County</text:p>
          </table:table-cell>
          <table:table-cell table:style-name="ce23" office:value-type="float" office:value="92376">
            <text:p>92,37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5.2">
            <text:p>15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Rockbridge Co., Lexington</text:p>
          </table:table-cell>
          <table:table-cell table:style-name="ce23" office:value-type="float" office:value="29349">
            <text:p>29,349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0.2">
            <text:p>10.2</text:p>
          </table:table-cell>
        </table:table-row>
        <table:table-row table:style-name="ro2">
          <table:table-cell table:style-name="ce22" office:value-type="string">
            <text:p>Rockingham Co., Harrisonburg</text:p>
          </table:table-cell>
          <table:table-cell table:style-name="ce23" office:value-type="float" office:value="125228">
            <text:p>125,22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.4">
            <text:p>18.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Russell County</text:p>
          </table:table-cell>
          <table:table-cell table:style-name="ce23" office:value-type="float" office:value="28897">
            <text:p>28,89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8.4">
            <text:p>48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cott County</text:p>
          </table:table-cell>
          <table:table-cell table:style-name="ce23" office:value-type="float" office:value="23177">
            <text:p>23,17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8.8">
            <text:p>38.8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3">
            <text:p>4.3</text:p>
          </table:table-cell>
        </table:table-row>
        <table:table-row table:style-name="ro2">
          <table:table-cell table:style-name="ce22" office:value-type="string">
            <text:p>Shenandoah County</text:p>
          </table:table-cell>
          <table:table-cell table:style-name="ce23" office:value-type="float" office:value="41993">
            <text:p>41,99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3.8">
            <text:p>23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myth County</text:p>
          </table:table-cell>
          <table:table-cell table:style-name="ce23" office:value-type="float" office:value="32208">
            <text:p>32,2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2.4">
            <text:p>12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Southampton County</text:p>
          </table:table-cell>
          <table:table-cell table:style-name="ce23" office:value-type="float" office:value="18570">
            <text:p>18,57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0.8">
            <text:p>10.8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2.3">
            <text:p>32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potsylvania County</text:p>
          </table:table-cell>
          <table:table-cell table:style-name="ce23" office:value-type="float" office:value="122397">
            <text:p>122,397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.6">
            <text:p>10.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9.6">
            <text:p>19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8">
            <text:p>0.8</text:p>
          </table:table-cell>
        </table:table-row>
        <table:table-row table:style-name="ro2">
          <table:table-cell table:style-name="ce22" office:value-type="string">
            <text:p>Stafford County</text:p>
          </table:table-cell>
          <table:table-cell table:style-name="ce23" office:value-type="float" office:value="128961">
            <text:p>128,96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.9">
            <text:p>3.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.7">
            <text:p>14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Surry County</text:p>
          </table:table-cell>
          <table:table-cell table:style-name="ce23" office:value-type="float" office:value="7058">
            <text:p>7,05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.5">
            <text:p>42.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2.5">
            <text:p>42.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ssex County</text:p>
          </table:table-cell>
          <table:table-cell table:style-name="ce23" office:value-type="float" office:value="12087">
            <text:p>12,08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8.3">
            <text:p>8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azewell County</text:p>
          </table:table-cell>
          <table:table-cell table:style-name="ce23" office:value-type="float" office:value="45078">
            <text:p>45,07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5.5">
            <text:p>15.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Warren County</text:p>
          </table:table-cell>
          <table:table-cell table:style-name="ce23" office:value-type="float" office:value="37575">
            <text:p>37,57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ashington County</text:p>
          </table:table-cell>
          <table:table-cell table:style-name="ce23" office:value-type="float" office:value="54876">
            <text:p>54,8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6.4">
            <text:p>16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stmoreland County</text:p>
          </table:table-cell>
          <table:table-cell table:style-name="ce23" office:value-type="float" office:value="17454">
            <text:p>17,45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ise Co., Norton</text:p>
          </table:table-cell>
          <table:table-cell table:style-name="ce23" office:value-type="float" office:value="45410">
            <text:p>45,41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8.6">
            <text:p>28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ythe County</text:p>
          </table:table-cell>
          <table:table-cell table:style-name="ce23" office:value-type="float" office:value="29235">
            <text:p>29,23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4">
            <text:p>3.4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7.4">
            <text:p>27.4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4">
            <text:p>3.4</text:p>
          </table:table-cell>
        </table:table-row>
        <table:table-row table:style-name="ro2">
          <table:table-cell table:style-name="ce22" office:value-type="string">
            <text:p>York Co., Poquoson</text:p>
          </table:table-cell>
          <table:table-cell table:style-name="ce23" office:value-type="float" office:value="77614">
            <text:p>77,6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6">
            <text:p>2.6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5.2">
            <text:p>5.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3">
            <text:p>1.3</text:p>
          </table:table-cell>
        </table:table-row>
      </table:table>
      <table:table table:name="localities-citie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Spotted Fever Rickettsiosis (including RMSF) Reported Cases</text:p>
          </table:table-cell>
          <table:table-cell table:style-name="ce21" office:value-type="string">
            <text:p>Spotted Fever Rickettsiosis (including RMSF) Rate per 100,000</text:p>
          </table:table-cell>
          <table:table-cell table:style-name="ce21" office:value-type="string">
            <text:p>Staphyococcus aureus Infection (Invasive (MRSA)) Reported Cases</text:p>
          </table:table-cell>
          <table:table-cell table:style-name="ce21" office:value-type="string">
            <text:p>Staphyococcus aureus Infection (Invasive (MRSA)) Rate per 100,000</text:p>
          </table:table-cell>
          <table:table-cell table:style-name="ce21" office:value-type="string">
            <text:p>Streptococcal Disease (Group A) (Invasive or TSS) Reported Cases</text:p>
          </table:table-cell>
          <table:table-cell table:style-name="ce21" office:value-type="string">
            <text:p>Streptococcal Disease (Group A) (Invasive or TSS)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.3">
            <text:p>14.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Bristol</text:p>
          </table:table-cell>
          <table:table-cell table:style-name="ce23" office:value-type="float" office:value="17835">
            <text:p>17,8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1.7">
            <text:p>61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uena Vista</text:p>
          </table:table-cell>
          <table:table-cell table:style-name="ce23" office:value-type="float" office:value="6650">
            <text:p>6,65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5.7">
            <text:p>25.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Colonial Heights</text:p>
          </table:table-cell>
          <table:table-cell table:style-name="ce23" office:value-type="float" office:value="17411">
            <text:p>17,41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.7">
            <text:p>5.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8.7">
            <text:p>28.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Danville</text:p>
          </table:table-cell>
          <table:table-cell table:style-name="ce23" office:value-type="float" office:value="43055">
            <text:p>43,05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.6">
            <text:p>11.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0.2">
            <text:p>30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anklin City</text:p>
          </table:table-cell>
          <table:table-cell table:style-name="ce23" office:value-type="float" office:value="8582">
            <text:p>8,58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.6">
            <text:p>46.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Fredericksburg</text:p>
          </table:table-cell>
          <table:table-cell table:style-name="ce23" office:value-type="float" office:value="24286">
            <text:p>24,28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2.4">
            <text:p>12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alax</text:p>
          </table:table-cell>
          <table:table-cell table:style-name="ce23" office:value-type="float" office:value="7042">
            <text:p>7,04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.2">
            <text:p>14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2.6">
            <text:p>22.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Hopewell</text:p>
          </table:table-cell>
          <table:table-cell table:style-name="ce23" office:value-type="float" office:value="22591">
            <text:p>22,59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.4">
            <text:p>4.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3.3">
            <text:p>13.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ynchburg</text:p>
          </table:table-cell>
          <table:table-cell table:style-name="ce23" office:value-type="float" office:value="75568">
            <text:p>75,56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9.8">
            <text:p>19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Newport News</text:p>
          </table:table-cell>
          <table:table-cell table:style-name="ce23" office:value-type="float" office:value="180719">
            <text:p>180,71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1">
            <text:p>1.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9.9">
            <text:p>19.9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8.9">
            <text:p>18.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.7">
            <text:p>3.7</text:p>
          </table:table-cell>
        </table:table-row>
        <table:table-row table:style-name="ro2">
          <table:table-cell table:style-name="ce22" office:value-type="string">
            <text:p>Petersburg</text:p>
          </table:table-cell>
          <table:table-cell table:style-name="ce23" office:value-type="float" office:value="32420">
            <text:p>32,42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.1">
            <text:p>3.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7.8">
            <text:p>27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1.4">
            <text:p>31.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Radford</text:p>
          </table:table-cell>
          <table:table-cell table:style-name="ce23" office:value-type="float" office:value="16408">
            <text:p>16,40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.1">
            <text:p>6.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Salem</text:p>
          </table:table-cell>
          <table:table-cell table:style-name="ce23" office:value-type="float" office:value="24802">
            <text:p>24,80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2.4">
            <text:p>52.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Suffolk</text:p>
          </table:table-cell>
          <table:table-cell table:style-name="ce23" office:value-type="float" office:value="84585">
            <text:p>84,58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2">
            <text:p>1.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.1">
            <text:p>20.1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7.1">
            <text:p>7.1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6.9">
            <text:p>16.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.3">
            <text:p>4.3</text:p>
          </table:table-cell>
        </table:table-row>
        <table:table-row table:style-name="ro2">
          <table:table-cell table:style-name="ce22" office:value-type="string">
            <text:p>Waynesboro</text:p>
          </table:table-cell>
          <table:table-cell table:style-name="ce23" office:value-type="float" office:value="21006">
            <text:p>21,00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8.6">
            <text:p>28.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.5">
            <text:p>9.5</text:p>
          </table:table-cell>
        </table:table-row>
        <table:table-row table:style-name="ro2">
          <table:table-cell table:style-name="ce22" office:value-type="string">
            <text:p>Williamsburg</text:p>
          </table:table-cell>
          <table:table-cell table:style-name="ce23" office:value-type="float" office:value="14068">
            <text:p>14,06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.2">
            <text:p>14.2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0.8">
            <text:p>120.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4.2">
            <text:p>14.2</text:p>
          </table:table-cell>
        </table:table-row>
      </table:table>
      <table:table table:name="districts-regions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Locality/District/Region</text:p>
          </table:table-cell>
          <table:table-cell table:style-name="ce21" office:value-type="string">
            <text:p>2010 Population</text:p>
          </table:table-cell>
          <table:table-cell table:style-name="ce21" office:value-type="string">
            <text:p>Spotted Fever Rickettsiosis (including RMSF) Reported Cases</text:p>
          </table:table-cell>
          <table:table-cell table:style-name="ce21" office:value-type="string">
            <text:p>Spotted Fever Rickettsiosis (including RMSF) Rate per 100,000</text:p>
          </table:table-cell>
          <table:table-cell table:style-name="ce21" office:value-type="string">
            <text:p>Staphyococcus aureus Infection (Invasive (MRSA)) Reported Cases</text:p>
          </table:table-cell>
          <table:table-cell table:style-name="ce21" office:value-type="string">
            <text:p>Staphyococcus aureus Infection (Invasive (MRSA)) Rate per 100,000</text:p>
          </table:table-cell>
          <table:table-cell table:style-name="ce21" office:value-type="string">
            <text:p>Streptococcal Disease (Group A) (Invasive or TSS) Reported Cases</text:p>
          </table:table-cell>
          <table:table-cell table:style-name="ce21" office:value-type="string">
            <text:p>Streptococcal Disease (Group A) (Invasive or TSS) Rate per 100,000</text:p>
          </table:table-cell>
        </table:table-row>
        <table:table-row table:style-name="ro2">
          <table:table-cell table:style-name="ce21" office:value-type="string">
            <text:p>Virginia Total</text:p>
          </table:table-cell>
          <table:table-cell table:style-name="ce21" office:value-type="float" office:value="8001024">
            <text:p>8001024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16.3">
            <text:p>16.3</text:p>
          </table:table-cell>
          <table:table-cell table:style-name="ce21" office:value-type="float" office:value="192">
            <text:p>192</text:p>
          </table:table-cell>
          <table:table-cell table:style-name="ce21" office:value-type="float" office:value="2.4">
            <text:p>2.4</text:p>
          </table:table-cell>
        </table:table-row>
        <table:table-row table:style-name="ro2">
          <table:table-cell table:style-name="ce22" office:value-type="string">
            <text:p>Central Shenandoah</text:p>
          </table:table-cell>
          <table:table-cell table:style-name="ce23" office:value-type="float" office:value="286781">
            <text:p>286,78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4">
            <text:p>1.4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17.8">
            <text:p>17.8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.8">
            <text:p>3.8</text:p>
          </table:table-cell>
        </table:table-row>
        <table:table-row table:style-name="ro2">
          <table:table-cell table:style-name="ce22" office:value-type="string">
            <text:p>Lord Fairfax</text:p>
          </table:table-cell>
          <table:table-cell table:style-name="ce23" office:value-type="float" office:value="222152">
            <text:p>222,152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.5">
            <text:p>4.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1.3">
            <text:p>11.3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.1">
            <text:p>4.1</text:p>
          </table:table-cell>
        </table:table-row>
        <table:table-row table:style-name="ro2">
          <table:table-cell table:style-name="ce22" office:value-type="string">
            <text:p>Rappahannock</text:p>
          </table:table-cell>
          <table:table-cell table:style-name="ce23" office:value-type="float" office:value="327773">
            <text:p>327,77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.9">
            <text:p>7.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18.6">
            <text:p>18.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Rappahannock/Rapidan</text:p>
          </table:table-cell>
          <table:table-cell table:style-name="ce23" office:value-type="float" office:value="166054">
            <text:p>166,05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.4">
            <text:p>5.4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0.5">
            <text:p>20.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2">
            <text:p>1.2</text:p>
          </table:table-cell>
        </table:table-row>
        <table:table-row table:style-name="ro2">
          <table:table-cell table:style-name="ce22" office:value-type="string">
            <text:p>Thomas Jefferson</text:p>
          </table:table-cell>
          <table:table-cell table:style-name="ce23" office:value-type="float" office:value="234712">
            <text:p>234,71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1.1">
            <text:p>11.1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7.5">
            <text:p>17.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.5">
            <text:p>5.5</text:p>
          </table:table-cell>
        </table:table-row>
        <table:table-row table:style-name="ro2">
          <table:table-cell table:style-name="ce22" office:value-type="string">
            <text:p>Northwest Region</text:p>
          </table:table-cell>
          <table:table-cell table:style-name="ce23" office:value-type="float" office:value="1237472">
            <text:p>1,237,472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6.1">
            <text:p>6.1</text:p>
          </table:table-cell>
          <table:table-cell table:style-name="ce22" office:value-type="float" office:value="212">
            <text:p>212</text:p>
          </table:table-cell>
          <table:table-cell table:style-name="ce22" office:value-type="float" office:value="17.1">
            <text:p>17.1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.2">
            <text:p>3.2</text:p>
          </table:table-cell>
        </table:table-row>
        <table:table-row table:style-name="ro2">
          <table:table-cell table:style-name="ce22" office:value-type="string">
            <text:p>Alexandria</text:p>
          </table:table-cell>
          <table:table-cell table:style-name="ce23" office:value-type="float" office:value="139966">
            <text:p>139,96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4.3">
            <text:p>14.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Arlington</text:p>
          </table:table-cell>
          <table:table-cell table:style-name="ce23" office:value-type="float" office:value="207627">
            <text:p>207,62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.3">
            <text:p>5.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.9">
            <text:p>3.9</text:p>
          </table:table-cell>
        </table:table-row>
        <table:table-row table:style-name="ro2">
          <table:table-cell table:style-name="ce22" office:value-type="string">
            <text:p>Fairfax</text:p>
          </table:table-cell>
          <table:table-cell table:style-name="ce23" office:value-type="float" office:value="1116623">
            <text:p>1,116,62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.1">
            <text:p>8.1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Loudoun</text:p>
          </table:table-cell>
          <table:table-cell table:style-name="ce23" office:value-type="float" office:value="312311">
            <text:p>312,31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.1">
            <text:p>6.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3">
            <text:p>1.3</text:p>
          </table:table-cell>
        </table:table-row>
        <table:table-row table:style-name="ro2">
          <table:table-cell table:style-name="ce22" office:value-type="string">
            <text:p>Prince William</text:p>
          </table:table-cell>
          <table:table-cell table:style-name="ce23" office:value-type="float" office:value="454096">
            <text:p>454,096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.8">
            <text:p>1.8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.3">
            <text:p>7.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Northern Region</text:p>
          </table:table-cell>
          <table:table-cell table:style-name="ce23" office:value-type="float" office:value="2230623">
            <text:p>2,230,62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7.8">
            <text:p>7.8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Alleghany</text:p>
          </table:table-cell>
          <table:table-cell table:style-name="ce23" office:value-type="float" office:value="177727">
            <text:p>177,72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7">
            <text:p>1.7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9.7">
            <text:p>19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.7">
            <text:p>1.7</text:p>
          </table:table-cell>
        </table:table-row>
        <table:table-row table:style-name="ro2">
          <table:table-cell table:style-name="ce22" office:value-type="string">
            <text:p>Central Virginia</text:p>
          </table:table-cell>
          <table:table-cell table:style-name="ce23" office:value-type="float" office:value="252634">
            <text:p>252,634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8.2">
            <text:p>18.2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6">
            <text:p>1.6</text:p>
          </table:table-cell>
        </table:table-row>
        <table:table-row table:style-name="ro2">
          <table:table-cell table:style-name="ce22" office:value-type="string">
            <text:p>Cumberland Plateau</text:p>
          </table:table-cell>
          <table:table-cell table:style-name="ce23" office:value-type="float" office:value="113976">
            <text:p>113,976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4.6">
            <text:p>24.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">
            <text:p>0.9</text:p>
          </table:table-cell>
        </table:table-row>
        <table:table-row table:style-name="ro2">
          <table:table-cell table:style-name="ce22" office:value-type="string">
            <text:p>Lenowisco</text:p>
          </table:table-cell>
          <table:table-cell table:style-name="ce23" office:value-type="float" office:value="94174">
            <text:p>94,17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Mount Rogers</text:p>
          </table:table-cell>
          <table:table-cell table:style-name="ce23" office:value-type="float" office:value="193595">
            <text:p>193,595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9.1">
            <text:p>19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New River</text:p>
          </table:table-cell>
          <table:table-cell table:style-name="ce23" office:value-type="float" office:value="178237">
            <text:p>178,237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6">
            <text:p>0.6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0.1">
            <text:p>10.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1">
            <text:p>1.1</text:p>
          </table:table-cell>
        </table:table-row>
        <table:table-row table:style-name="ro2">
          <table:table-cell table:style-name="ce22" office:value-type="string">
            <text:p>Pittsylvania/Danville</text:p>
          </table:table-cell>
          <table:table-cell table:style-name="ce23" office:value-type="float" office:value="106561">
            <text:p>106,56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.3">
            <text:p>10.3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7.2">
            <text:p>27.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9">
            <text:p>1.9</text:p>
          </table:table-cell>
        </table:table-row>
        <table:table-row table:style-name="ro2">
          <table:table-cell table:style-name="ce22" office:value-type="string">
            <text:p>Roanoke City</text:p>
          </table:table-cell>
          <table:table-cell table:style-name="ce23" office:value-type="float" office:value="97032">
            <text:p>97,03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West Piedmont</text:p>
          </table:table-cell>
          <table:table-cell table:style-name="ce23" office:value-type="float" office:value="142621">
            <text:p>142,62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.8">
            <text:p>2.8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.9">
            <text:p>30.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Southwest Region</text:p>
          </table:table-cell>
          <table:table-cell table:style-name="ce23" office:value-type="float" office:value="1356557">
            <text:p>1,356,557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.9">
            <text:p>1.9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22.2">
            <text:p>22.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Chesterfield</text:p>
          </table:table-cell>
          <table:table-cell table:style-name="ce23" office:value-type="float" office:value="361693">
            <text:p>361,693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.1">
            <text:p>6.1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18.8">
            <text:p>18.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.8">
            <text:p>0.8</text:p>
          </table:table-cell>
        </table:table-row>
        <table:table-row table:style-name="ro2">
          <table:table-cell table:style-name="ce22" office:value-type="string">
            <text:p>Chickahominy</text:p>
          </table:table-cell>
          <table:table-cell table:style-name="ce23" office:value-type="float" office:value="147265">
            <text:p>147,265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.4">
            <text:p>5.4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0.4">
            <text:p>20.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4">
            <text:p>1.4</text:p>
          </table:table-cell>
        </table:table-row>
        <table:table-row table:style-name="ro2">
          <table:table-cell table:style-name="ce22" office:value-type="string">
            <text:p>Crater</text:p>
          </table:table-cell>
          <table:table-cell table:style-name="ce23" office:value-type="float" office:value="156052">
            <text:p>156,052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5.1">
            <text:p>5.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.2">
            <text:p>12.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enrico</text:p>
          </table:table-cell>
          <table:table-cell table:style-name="ce23" office:value-type="float" office:value="306935">
            <text:p>306,935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4.2">
            <text:p>4.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0.9">
            <text:p>20.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Piedmont</text:p>
          </table:table-cell>
          <table:table-cell table:style-name="ce23" office:value-type="float" office:value="104609">
            <text:p>104,60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.5">
            <text:p>11.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3.9">
            <text:p>23.9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Richmond City</text:p>
          </table:table-cell>
          <table:table-cell table:style-name="ce23" office:value-type="float" office:value="204214">
            <text:p>204,2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.9">
            <text:p>2.9</text:p>
          </table:table-cell>
        </table:table-row>
        <table:table-row table:style-name="ro2">
          <table:table-cell table:style-name="ce22" office:value-type="string">
            <text:p>Southside</text:p>
          </table:table-cell>
          <table:table-cell table:style-name="ce23" office:value-type="float" office:value="86402">
            <text:p>86,402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8.1">
            <text:p>8.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6.6">
            <text:p>26.6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.8">
            <text:p>5.8</text:p>
          </table:table-cell>
        </table:table-row>
        <table:table-row table:style-name="ro2">
          <table:table-cell table:style-name="ce22" office:value-type="string">
            <text:p>Central Region</text:p>
          </table:table-cell>
          <table:table-cell table:style-name="ce23" office:value-type="float" office:value="1367170">
            <text:p>1,367,17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.3">
            <text:p>5.3</text:p>
          </table:table-cell>
          <table:table-cell table:style-name="ce22" office:value-type="float" office:value="274">
            <text:p>27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.9">
            <text:p>1.9</text:p>
          </table:table-cell>
        </table:table-row>
        <table:table-row table:style-name="ro2">
          <table:table-cell table:style-name="ce22" office:value-type="string">
            <text:p>Chesapeake</text:p>
          </table:table-cell>
          <table:table-cell table:style-name="ce23" office:value-type="float" office:value="222209">
            <text:p>222,20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5.7">
            <text:p>25.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.3">
            <text:p>2.3</text:p>
          </table:table-cell>
        </table:table-row>
        <table:table-row table:style-name="ro2">
          <table:table-cell table:style-name="ce22" office:value-type="string">
            <text:p>Eastern Shore</text:p>
          </table:table-cell>
          <table:table-cell table:style-name="ce23" office:value-type="float" office:value="45553">
            <text:p>45,55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.4">
            <text:p>4.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9.8">
            <text:p>19.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Hampton</text:p>
          </table:table-cell>
          <table:table-cell table:style-name="ce23" office:value-type="float" office:value="137436">
            <text:p>137,436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.5">
            <text:p>1.5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2.6">
            <text:p>22.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2">
            <text:p>2.2</text:p>
          </table:table-cell>
        </table:table-row>
        <table:table-row table:style-name="ro2">
          <table:table-cell table:style-name="ce22" office:value-type="string">
            <text:p>Norfolk</text:p>
          </table:table-cell>
          <table:table-cell table:style-name="ce23" office:value-type="float" office:value="242803">
            <text:p>242,803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.6">
            <text:p>1.6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8.9">
            <text:p>18.9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.7">
            <text:p>3.7</text:p>
          </table:table-cell>
        </table:table-row>
        <table:table-row table:style-name="ro2">
          <table:table-cell table:style-name="ce22" office:value-type="string">
            <text:p>Peninsula</text:p>
          </table:table-cell>
          <table:table-cell table:style-name="ce23" office:value-type="float" office:value="339410">
            <text:p>339,410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.4">
            <text:p>2.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7.7">
            <text:p>17.7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.5">
            <text:p>1.5</text:p>
          </table:table-cell>
        </table:table-row>
        <table:table-row table:style-name="ro2">
          <table:table-cell table:style-name="ce22" office:value-type="string">
            <text:p>Portsmouth</text:p>
          </table:table-cell>
          <table:table-cell table:style-name="ce23" office:value-type="float" office:value="95535">
            <text:p>95,53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1.4">
            <text:p>31.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.1">
            <text:p>3.1</text:p>
          </table:table-cell>
        </table:table-row>
        <table:table-row table:style-name="ro2">
          <table:table-cell table:style-name="ce22" office:value-type="string">
            <text:p>Three Rivers</text:p>
          </table:table-cell>
          <table:table-cell table:style-name="ce23" office:value-type="float" office:value="141255">
            <text:p>141,25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7">
            <text:p>0.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1">
            <text:p>2.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.1">
            <text:p>2.1</text:p>
          </table:table-cell>
        </table:table-row>
        <table:table-row table:style-name="ro2">
          <table:table-cell table:style-name="ce22" office:value-type="string">
            <text:p>Virginia Beach</text:p>
          </table:table-cell>
          <table:table-cell table:style-name="ce23" office:value-type="float" office:value="437994">
            <text:p>437,99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.5">
            <text:p>0.5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6.9">
            <text:p>16.9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4.3">
            <text:p>4.3</text:p>
          </table:table-cell>
        </table:table-row>
        <table:table-row table:style-name="ro2">
          <table:table-cell table:style-name="ce22" office:value-type="string">
            <text:p>Western Tidewater</text:p>
          </table:table-cell>
          <table:table-cell table:style-name="ce23" office:value-type="float" office:value="147007">
            <text:p>147,00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2.4">
            <text:p>22.4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.1">
            <text:p>4.1</text:p>
          </table:table-cell>
        </table:table-row>
        <table:table-row table:style-name="ro2">
          <table:table-cell table:style-name="ce22" office:value-type="string">
            <text:p>Eastern Region</text:p>
          </table:table-cell>
          <table:table-cell table:style-name="ce23" office:value-type="float" office:value="1809202">
            <text:p>1,809,202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.3">
            <text:p>1.3</text:p>
          </table:table-cell>
          <table:table-cell table:style-name="ce22" office:value-type="float" office:value="343">
            <text:p>343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.9">
            <text:p>2.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localities-counties" style:display-name="PageStyle_localities-counti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localities-cities" style:display-name="PageStyle_localities-citi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istricts-regions" style:display-name="PageStyle_districts-regions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